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style:text-underline-style="solid" style:text-underline-width="auto" style:text-underline-color="font-color" fo:font-weight="bold" style:font-weight-asian="bold" style:font-weight-complex="bold"/>
    </style:style>
    <style:style style:name="P3" style:family="paragraph" style:parent-style-name="Standard">
      <style:text-properties fo:color="#c9211e" loext:opacity="100%" fo:language="fr" fo:country="FR" fo:font-style="italic" style:font-style-asian="italic" style:font-style-complex="italic"/>
    </style:style>
    <style:style style:name="P4" style:family="paragraph" style:parent-style-name="Standard">
      <style:text-properties fo:color="#c9211e" loext:opacity="100%" fo:language="fr" fo:country="FR" fo:font-style="italic" style:text-underline-style="non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contexte du développement d'un serveur IRC en C++98, il est crucial de comprendre l'utilisation de diverses fonctions de bas niveau pour la gestion des sockets et des signaux. Voici une explication de chaque fonction :</text:p>
      <text:p text:style-name="P1"/>
      <text:p text:style-name="P2">### Fonctions de gestion des sockets</text:p>
      <text:p text:style-name="P1"/>
      <text:p text:style-name="P3">1. **socket** :</text:p>
      <text:p text:style-name="P1"><text:s text:c="3"/>- Crée un point d'accès (socket) pour la communication.</text:p>
      <text:p text:style-name="P1"><text:s text:c="3"/>- Syntaxe : `int socket(int domain, int type, int protocol);`</text:p>
      <text:p text:style-name="P1"><text:s text:c="3"/>- Paramètres :</text:p>
      <text:p text:style-name="P1"><text:s text:c="5"/>- `domain` : Famille de protocoles (e.g., `AF_INET` pour IPv4).</text:p>
      <text:p text:style-name="P1"><text:s text:c="5"/>- `type` : Type de socket (e.g., `SOCK_STREAM` pour TCP).</text:p>
      <text:p text:style-name="P1"><text:s text:c="5"/>- `protocol` : Protocole spécifique (souvent 0 pour le protocole par défaut).</text:p>
      <text:p text:style-name="P1"/>
      <text:p text:style-name="P3">2. **close** :</text:p>
      <text:p text:style-name="P1"><text:s text:c="3"/>- Ferme un socket ouvert.</text:p>
      <text:p text:style-name="P1"><text:s text:c="3"/>- Syntaxe : `int close(int sockfd);`</text:p>
      <text:p text:style-name="P1"><text:s text:c="3"/>- Paramètre : `sockfd` est le descripteur de fichier du socket à fermer.</text:p>
      <text:p text:style-name="P1"/>
      <text:p text:style-name="P4">3. **setsockopt** :</text:p>
      <text:p text:style-name="P1"><text:s text:c="3"/>- Configure les options du socket.</text:p>
      <text:p text:style-name="P1"><text:s text:c="3"/>- Syntaxe : `int setsockopt(int sockfd, int level, int optname, const void *optval, socklen_t optlen);`</text:p>
      <text:p text:style-name="P1"><text:s text:c="3"/>- Paramètres : `sockfd` (socket), `level` (niveau d'option), `optname` (nom de l'option), `optval` (valeur de l'option), `optlen` (taille de l'option).</text:p>
      <text:p text:style-name="P1"/>
      <text:p text:style-name="P3">4. **getsockname** :</text:p>
      <text:p text:style-name="P1"><text:s text:c="3"/>- Obtient l'adresse locale d'un socket.</text:p>
      <text:p text:style-name="P1"><text:s text:c="3"/>- Syntaxe : `int getsockname(int sockfd, struct sockaddr *addr, socklen_t *addrlen);`</text:p>
      <text:p text:style-name="P1"><text:s text:c="3"/>- Paramètres : `sockfd` (socket), `addr` (structure pour stocker l'adresse), `addrlen` (taille de la structure).</text:p>
      <text:p text:style-name="P1"/>
      <text:p text:style-name="P3">5. **getprotobyname** :</text:p>
      <text:p text:style-name="P1"><text:s text:c="3"/>- Récupère les informations sur un protocole par son nom.</text:p>
      <text:p text:style-name="P1"><text:s text:c="3"/>- Syntaxe : `struct protoent *getprotobyname(const char *name);`</text:p>
      <text:p text:style-name="P1"><text:s text:c="3"/>- Paramètre : `name` est le nom du protocole (e.g., "tcp").</text:p>
      <text:p text:style-name="P1"/>
      <text:p text:style-name="P3">6. **gethostbyname** :</text:p>
      <text:p text:style-name="P1"><text:s text:c="3"/>- Obtient les informations sur un hôte par son nom.</text:p>
      <text:p text:style-name="P1"><text:s text:c="3"/>- Syntaxe : `struct hostent *gethostbyname(const char *name);`</text:p>
      <text:p text:style-name="P1"><text:s text:c="3"/>- Paramètre : `name` est le nom de l'hôte.</text:p>
      <text:p text:style-name="P1"/>
      <text:p text:style-name="P3">7. **getaddrinfo** :</text:p>
      <text:p text:style-name="P1"><text:s text:c="3"/>- Résout le nom d'un hôte en une ou plusieurs adresses IP.</text:p>
      <text:p text:style-name="P1"><text:s text:c="3"/>- Syntaxe : `int getaddrinfo(const char *node, const char *service, const struct addrinfo *hints, struct addrinfo **res);`</text:p>
      <text:p text:style-name="P1"><text:s text:c="3"/>- Paramètres : `node` (nom de l'hôte), `service` (port), `hints` (indications sur le type d'adresses recherchées), `res` (résultat).</text:p>
      <text:p text:style-name="P1"/>
      <text:p text:style-name="P3">8. **freeaddrinfo** :</text:p>
      <text:p text:style-name="P1"><text:s text:c="3"/>- Libère la mémoire allouée par `getaddrinfo`.</text:p>
      <text:p text:style-name="P1"><text:s text:c="3"/>- Syntaxe : `void freeaddrinfo(struct addrinfo *res);`</text:p>
      <text:p text:style-name="P1"><text:soft-page-break/><text:s text:c="3"/>- Paramètre : `res` est la liste d'adresses à libérer.</text:p>
      <text:p text:style-name="P1"/>
      <text:p text:style-name="P3">9. **bind** :</text:p>
      <text:p text:style-name="P1"><text:s text:c="3"/>- Associe une adresse locale à un socket.</text:p>
      <text:p text:style-name="P1"><text:s text:c="3"/>- Syntaxe : `int bind(int sockfd, const struct sockaddr *addr, socklen_t addrlen);`</text:p>
      <text:p text:style-name="P1"><text:s text:c="3"/>- Paramètres : `sockfd` (socket), `addr` (adresse locale), `addrlen` (taille de l'adresse).</text:p>
      <text:p text:style-name="P1"/>
      <text:p text:style-name="P3">10. **connect** :</text:p>
      <text:p text:style-name="P1"><text:s text:c="4"/>- Établit une connexion avec un socket distant.</text:p>
      <text:p text:style-name="P1"><text:s text:c="4"/>- Syntaxe : `int connect(int sockfd, const struct sockaddr *addr, socklen_t addrlen);`</text:p>
      <text:p text:style-name="P1"><text:s text:c="4"/>- Paramètres : `sockfd` (socket), `addr` (adresse distante), `addrlen` (taille de l'adresse).</text:p>
      <text:p text:style-name="P1"/>
      <text:p text:style-name="P3">11. **listen** :</text:p>
      <text:p text:style-name="P1"><text:s text:c="4"/>- Met le socket en mode écoute pour les connexions entrantes.</text:p>
      <text:p text:style-name="P1"><text:s text:c="4"/>- Syntaxe : `int listen(int sockfd, int backlog);`</text:p>
      <text:p text:style-name="P1"><text:s text:c="4"/>- Paramètres : `sockfd` (socket), `backlog` (nombre maximal de connexions en attente).</text:p>
      <text:p text:style-name="P1"/>
      <text:p text:style-name="P3">12. **accept** :</text:p>
      <text:p text:style-name="P1"><text:s text:c="4"/>- Accepte une connexion entrante sur un socket.</text:p>
      <text:p text:style-name="P1"><text:s text:c="4"/>- Syntaxe : `int accept(int sockfd, struct sockaddr *addr, socklen_t *addrlen);`</text:p>
      <text:p text:style-name="P1"><text:s text:c="4"/>- Paramètres : `sockfd` (socket), `addr` (adresse du client), `addrlen` (taille de l'adresse).</text:p>
      <text:p text:style-name="P1"/>
      <text:p text:style-name="P3">13. **htons, htonl, ntohs, ntohl** :</text:p>
      <text:p text:style-name="P1"><text:s text:c="4"/>- Convertissent les valeurs entre l'ordre des octets de l'hôte et celui du réseau.</text:p>
      <text:p text:style-name="P1"><text:s text:c="4"/>- Syntaxes : </text:p>
      <text:p text:style-name="P1"><text:s text:c="6"/>- `uint16_t htons(uint16_t hostshort);` (hôte vers réseau, 16 bits)</text:p>
      <text:p text:style-name="P1"><text:s text:c="6"/>- `uint32_t htonl(uint32_t hostlong);` (hôte vers réseau, 32 bits)</text:p>
      <text:p text:style-name="P1"><text:s text:c="6"/>- `uint16_t ntohs(uint16_t netshort);` (réseau vers hôte, 16 bits)</text:p>
      <text:p text:style-name="P1"><text:s text:c="6"/>- `uint32_t ntohl(uint32_t netlong);` (réseau vers hôte, 32 bits)</text:p>
      <text:p text:style-name="P1"/>
      <text:p text:style-name="P3">14. **inet_addr** :</text:p>
      <text:p text:style-name="P1"><text:s text:c="4"/>- Convertit une chaîne d'adresse IPv4 en un format binaire.</text:p>
      <text:p text:style-name="P1"><text:s text:c="4"/>- Syntaxe : `in_addr_t inet_addr(const char *cp);`</text:p>
      <text:p text:style-name="P1"><text:s text:c="4"/>- Paramètre : `cp` est la chaîne d'adresse IPv4.</text:p>
      <text:p text:style-name="P1"/>
      <text:p text:style-name="P3">15. **inet_ntoa** :</text:p>
      <text:p text:style-name="P1"><text:s text:c="4"/>- Convertit une adresse IP binaire en chaîne de caractères.</text:p>
      <text:p text:style-name="P1"><text:s text:c="4"/>- Syntaxe : `char *inet_ntoa(struct in_addr in);`</text:p>
      <text:p text:style-name="P1"><text:s text:c="4"/>- Paramètre : `in` est l'adresse IP binaire.</text:p>
      <text:p text:style-name="P1"/>
      <text:p text:style-name="P3">16. **send** :</text:p>
      <text:p text:style-name="P1"><text:s text:c="4"/>- Envoie des données via un socket connecté.</text:p>
      <text:p text:style-name="P1"><text:s text:c="4"/>- Syntaxe : `ssize_t send(int sockfd, const void *buf, size_t len, int flags);`</text:p>
      <text:p text:style-name="P1"><text:s text:c="4"/>- Paramètres : `sockfd` (socket), `buf` (données), `len` (taille des données), `flags` (options d'envoi).</text:p>
      <text:p text:style-name="P1"/>
      <text:p text:style-name="P3">17. **recv** :</text:p>
      <text:p text:style-name="P1"><text:s text:c="4"/>- Reçoit des données via un socket connecté.</text:p>
      <text:p text:style-name="P1"><text:s text:c="4"/>- Syntaxe : `ssize_t recv(int sockfd, void *buf, size_t len, int flags);`</text:p>
      <text:p text:style-name="P1"><text:s text:c="4"/>- Paramètres : `sockfd` (socket), `buf` (tampon pour les données), `len` (taille du tampon), `flags` (options de réception).</text:p>
      <text:p text:style-name="P1"/>
      <text:p text:style-name="P2"><text:soft-page-break/>### Fonctions de gestion des signaux</text:p>
      <text:p text:style-name="P1"/>
      <text:p text:style-name="P3">18. **signal** :</text:p>
      <text:p text:style-name="P1"><text:s text:c="4"/>- Définit une fonction de gestion des signaux.</text:p>
      <text:p text:style-name="P1"><text:s text:c="4"/>- Syntaxe : `void (*signal(int signum, void (*handler)(int)))(int);`</text:p>
      <text:p text:style-name="P1"><text:s text:c="4"/>- Paramètres : `signum` (numéro du signal), `handler` (fonction de gestion).</text:p>
      <text:p text:style-name="P1"/>
      <text:p text:style-name="P3">19. **sigaction** :</text:p>
      <text:p text:style-name="P1"><text:s text:c="4"/>- Définit une action spécifique à un signal.</text:p>
      <text:p text:style-name="P1"><text:s text:c="4"/>- Syntaxe : `int sigaction(int signum, const struct sigaction *act, struct sigaction *oldact);`</text:p>
      <text:p text:style-name="P1"><text:s text:c="4"/>- Paramètres : `signum` (numéro du signal), `act` (nouvelle action), `oldact` (ancienne action).</text:p>
      <text:p text:style-name="P1"/>
      <text:p text:style-name="P2">### Fonctions de gestion des fichiers</text:p>
      <text:p text:style-name="P1"/>
      <text:p text:style-name="P3">20. **lseek** :</text:p>
      <text:p text:style-name="P1"><text:s text:c="4"/>- Déplace le pointeur de fichier à une position spécifiée.</text:p>
      <text:p text:style-name="P1"><text:s text:c="4"/>- Syntaxe : `off_t lseek(int fd, off_t offset, int whence);`</text:p>
      <text:p text:style-name="P1"><text:s text:c="4"/>- Paramètres : `fd` (descripteur de fichier), `offset` (déplacement), `whence` (position de départ).</text:p>
      <text:p text:style-name="P1"/>
      <text:p text:style-name="P3">21. **fstat** :</text:p>
      <text:p text:style-name="P1"><text:s text:c="4"/>- Obtient les informations sur un fichier.</text:p>
      <text:p text:style-name="P1"><text:s text:c="4"/>- Syntaxe : `int fstat(int fd, struct stat *buf);`</text:p>
      <text:p text:style-name="P1"><text:s text:c="4"/>- Paramètres : `fd` (descripteur de fichier), `buf` (structure pour stocker les informations).</text:p>
      <text:p text:style-name="P1"/>
      <text:p text:style-name="P3">22. **fcntl** :</text:p>
      <text:p text:style-name="P1"><text:s text:c="4"/>- Effectue diverses opérations sur un descripteur de fichier.</text:p>
      <text:p text:style-name="P1"><text:s text:c="4"/>- Syntaxe : `int fcntl(int fd, int cmd, ...);`</text:p>
      <text:p text:style-name="P1"><text:s text:c="4"/>- Paramètres : `fd` (descripteur de fichier), `cmd` (commande), paramètres supplémentaires selon la commande.</text:p>
      <text:p text:style-name="P1"/>
      <text:p text:style-name="P2">### Fonctions de gestion des entrées/sorties multiplexées</text:p>
      <text:p text:style-name="P1"/>
      <text:p text:style-name="P3">23. **poll** :</text:p>
      <text:p text:style-name="P1"><text:s text:c="4"/>- Surveille plusieurs descripteurs de fichiers pour voir s'ils sont prêts pour les I/O.</text:p>
      <text:p text:style-name="P1"><text:s text:c="4"/>- Syntaxe : `int poll(struct pollfd *fds, nfds_t nfds, int timeout);`</text:p>
      <text:p text:style-name="P1"><text:s text:c="4"/>- Paramètres : `fds` (tableau de structures `pollfd`), `nfds` (nombre de descripteurs), `timeout` (délai d'attente).</text:p>
      <text:p text:style-name="P1"/>
      <text:p text:style-name="P1">Ces fonctions sont essentielles pour gérer les communications réseau, les signaux et les fichiers dans le développement d'un serveur IRC. Elles permettent de créer, configurer, utiliser et gérer les sockets et les signaux de manière effica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3:33:59.231373910</meta:creation-date>
    <dc:date>2024-06-04T13:40:34.076506427</dc:date>
    <meta:editing-duration>PT6M38S</meta:editing-duration>
    <meta:editing-cycles>2</meta:editing-cycles>
    <meta:generator>LibreOffice/7.3.7.2$Linux_X86_64 LibreOffice_project/30$Build-2</meta:generator>
    <meta:document-statistic meta:table-count="0" meta:image-count="0" meta:object-count="0" meta:page-count="3" meta:paragraph-count="104" meta:word-count="947" meta:character-count="6428" meta:non-whitespace-character-count="5300"/>
  </office:meta>
</office:document-meta>
</file>